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290000005E2C6801B700BEAE10.png" manifest:media-type="image/png"/>
  <manifest:file-entry manifest:full-path="Pictures/10000001000002290000005E5C611C403848CF09.png" manifest:media-type="image/png"/>
  <manifest:file-entry manifest:full-path="Pictures/100000010000022700000068A2F284D0ED8C06F1.png" manifest:media-type="image/png"/>
  <manifest:file-entry manifest:full-path="Pictures/100000010000022700000068515F83977F57D249.png" manifest:media-type="image/png"/>
  <manifest:file-entry manifest:full-path="Pictures/100000010000021D0000002BD1B1E283F0EEC000.png" manifest:media-type="image/png"/>
  <manifest:file-entry manifest:full-path="Pictures/1000000100000362000000AB679D93778B5E06CF.png" manifest:media-type="image/png"/>
  <manifest:file-entry manifest:full-path="Pictures/1000000100000362000001402CCFF330EF6CBBC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765ca" officeooo:paragraph-rsid="001765c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char" svg:x="0.242cm" svg:y="0.111cm" svg:width="17cm" svg:height="6.281cm" draw:z-index="0"><draw:image xlink:href="Pictures/1000000100000362000001402CCFF330EF6CBBC1.png" xlink:type="simple" xlink:show="embed" xlink:actuate="onLoad" draw:mime-type="image/png"/></draw:frame><text:s text:c="169"/></text:p>
      <text:p text:style-name="P1">1 <text:s text:c="169"/><draw:frame draw:style-name="fr1" draw:name="Image3" text:anchor-type="char" svg:x="-0.09cm" svg:y="0.884cm" svg:width="14.314cm" svg:height="1.138cm" draw:z-index="2"><draw:image xlink:href="Pictures/100000010000021D0000002BD1B1E283F0EEC000.png" xlink:type="simple" xlink:show="embed" xlink:actuate="onLoad" draw:mime-type="image/png"/></draw:frame><text:s text:c="3"/></text:p>
      <text:p text:style-name="P1"/>
      <text:p text:style-name="P1"/>
      <text:p text:style-name="P1"/>
      <text:p text:style-name="P1"/>
      <text:p text:style-name="P1"/>
      <text:p text:style-name="P1">2 <text:s text:c="168"/></text:p>
      <text:p text:style-name="P1"><draw:frame draw:style-name="fr1" draw:name="Image2" text:anchor-type="char" svg:x="0.025cm" svg:y="0.009cm" svg:width="17cm" svg:height="3.357cm" draw:z-index="1"><draw:image xlink:href="Pictures/1000000100000362000000AB679D93778B5E06CF.png" xlink:type="simple" xlink:show="embed" xlink:actuate="onLoad" draw:mime-type="image/png"/></draw:frame>3</text:p>
      <text:p text:style-name="P1"><draw:frame draw:style-name="fr1" draw:name="Image4" text:anchor-type="char" svg:x="0.265cm" svg:y="0.353cm" svg:width="14.579cm" svg:height="2.752cm" draw:z-index="3"><draw:image xlink:href="Pictures/100000010000022700000068515F83977F57D249.png" xlink:type="simple" xlink:show="embed" xlink:actuate="onLoad" draw:mime-type="image/png"/></draw:frame><draw:frame draw:style-name="fr1" draw:name="Image5" text:anchor-type="char" svg:x="0.947cm" svg:y="3.748cm" svg:width="14.579cm" svg:height="2.752cm" draw:z-index="4"><draw:image xlink:href="Pictures/100000010000022700000068A2F284D0ED8C06F1.png" xlink:type="simple" xlink:show="embed" xlink:actuate="onLoad" draw:mime-type="image/png"/></draw:frame><draw:frame draw:style-name="fr1" draw:name="Image6" text:anchor-type="char" svg:x="0.503cm" svg:y="7.629cm" svg:width="14.631cm" svg:height="2.487cm" draw:z-index="5"><draw:image xlink:href="Pictures/10000001000002290000005E5C611C403848CF09.png" xlink:type="simple" xlink:show="embed" xlink:actuate="onLoad" draw:mime-type="image/png"/></draw:frame><draw:frame draw:style-name="fr1" draw:name="Image7" text:anchor-type="char" svg:x="0.767cm" svg:y="11.074cm" svg:width="14.631cm" svg:height="2.487cm" draw:z-index="6"><draw:image xlink:href="Pictures/10000001000002290000005E2C6801B700BEAE10.png" xlink:type="simple" xlink:show="embed" xlink:actuate="onLoad" draw:mime-type="image/png"/></draw:frame><draw:frame draw:style-name="fr1" draw:name="Image8" text:anchor-type="char" svg:x="0.82cm" svg:y="10.809cm" svg:width="14.579cm" svg:height="2.752cm" draw:z-index="7"><draw:image xlink:href="Pictures/100000010000022700000068A2F284D0ED8C06F1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9T21:08:44.539114013</meta:creation-date>
    <dc:date>2023-12-09T21:20:12.651962599</dc:date>
    <meta:editing-duration>PT58S</meta:editing-duration>
    <meta:editing-cycles>1</meta:editing-cycles>
    <meta:document-statistic meta:table-count="0" meta:image-count="8" meta:object-count="0" meta:page-count="1" meta:paragraph-count="4" meta:word-count="3" meta:character-count="514" meta:non-whitespace-character-count="3"/>
    <meta:generator>LibreOffice/7.3.7.2$Linux_X86_64 LibreOffice_project/30$Build-2</meta:generator>
  </office:meta>
</office:document-meta>
</file>